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bitmap" draw:fill-image-name="a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bitmap" draw:fill-image-name="a6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bitmap" draw:fill-image-name="a6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bitmap" draw:fill-image-name="a6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626" draw:master-page-name="Master1-Layout1-title-Title-Slide" presentation:presentation-page-layout-name="Master1-PPL1" draw:id="Slide-256">
        <draw:frame draw:id="id227" presentation:style-name="a630" draw:name="Title 1" svg:x="3.20254in" svg:y="1.50926in" svg:width="9.37732in" svg:height="2.86111in" presentation:class="title" presentation:placeholder="false">
          <draw:text-box>
            <text:p text:style-name="a629" text:class-names="" text:cond-style-name=""><text:span text:style-name="a627" text:class-names="">SW Test Demo</text:span><text:span text:style-name="a628" text:class-names=""/></text:p>
          </draw:text-box>
          <svg:title/>
          <svg:desc/>
        </draw:frame>
        <draw:frame draw:id="id228" presentation:style-name="a635" draw:name="Subtitle 2" svg:x="4.93808in" svg:y="4.37037in" svg:width="7.64178in" svg:height="1.51852in" presentation:class="subtitle" presentation:placeholder="false">
          <draw:text-box>
            <text:p text:style-name="a634" text:class-names="" text:cond-style-name=""><text:span text:style-name="a631" text:class-names="">RiskPoint</text:span><text:span text:style-name="a632" text:class-names=""><text:s text:c="1"/>Group DK</text:span><text:span text:style-name="a633" text:class-names=""/></text:p>
          </draw:text-box>
          <svg:title/>
          <svg:desc/>
        </draw:frame>
      </draw:page>
      <draw:page draw:name="Slide2" draw:style-name="a637" draw:master-page-name="Master1-Layout2-obj-Title-and-Content" presentation:presentation-page-layout-name="Master1-PPL2" draw:id="Slide-257">
        <draw:frame draw:id="id229" presentation:style-name="a642" draw:name="Title 1" svg:x="1.62326in" svg:y="0.75in" svg:width="10.9566in" svg:height="1.91667in" presentation:class="title" presentation:placeholder="false">
          <draw:text-box>
            <text:p text:style-name="a641" text:class-names="" text:cond-style-name=""><text:span text:style-name="a638" text:class-names="">Agend</text:span><text:span text:style-name="a639" text:class-names="">a</text:span><text:span text:style-name="a640" text:class-names=""/></text:p>
          </draw:text-box>
          <svg:title/>
          <svg:desc/>
        </draw:frame>
        <draw:frame draw:id="id230" presentation:style-name="a670" draw:name="Content Placeholder 2" svg:x="1.62326in" svg:y="2.91667in" svg:width="10.9566in" svg:height="3.41667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3" text:class-names="">Test</text:span><text:span text:style-name="a644" text:class-names=""><text:s text:c="1"/></text:span><text:span text:style-name="a645" text:class-names="">environment setup</text:span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Requirements</text:span></text:p>
              </text:list-item>
            </text:list>
            <text:list text:style-name="a657">
              <text:list-item>
                <text:p text:style-name="a656" text:class-names="" text:cond-style-name=""><text:span text:style-name="a652" text:class-names="">Test</text:span><text:span text:style-name="a653" text:class-names=""><text:s text:c="1"/></text:span><text:span text:style-name="a654" text:class-names="">plan</text:span><text:span text:style-name="a655" text:class-names="">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est execution</text:span></text:p>
              </text:list-item>
            </text:list>
            <text:list text:style-name="a666">
              <text:list-item>
                <text:p text:style-name="a665" text:class-names="" text:cond-style-name=""><text:span text:style-name="a661" text:class-names="">Bug</text:span><text:span text:style-name="a662" text:class-names=""><text:s text:c="1"/></text:span><text:span text:style-name="a663" text:class-names="">report</text:span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Final test report</text:span></text:p>
              </text:list-item>
            </text:list>
          </draw:text-box>
          <svg:title/>
          <svg:desc/>
        </draw:frame>
      </draw:page>
      <draw:page draw:name="Slide4" draw:style-name="a672" draw:master-page-name="Master1-Layout2-obj-Title-and-Content" presentation:presentation-page-layout-name="Master1-PPL2" draw:id="Slide-259">
        <draw:frame draw:id="id231" presentation:style-name="a676" draw:name="Title 1" svg:x="1.62326in" svg:y="0.75in" svg:width="10.9566in" svg:height="1.91667in" presentation:class="title" presentation:placeholder="false">
          <draw:text-box>
            <text:p text:style-name="a675" text:class-names="" text:cond-style-name=""><text:span text:style-name="a673" text:class-names="">Test Environment Setup</text:span><text:span text:style-name="a674" text:class-names=""/></text:p>
          </draw:text-box>
          <svg:title/>
          <svg:desc/>
        </draw:frame>
        <draw:frame draw:id="id232" presentation:style-name="a677" draw:name="Content Placeholder 2" svg:x="1.62326in" svg:y="5.50515in" svg:width="10.9566in" svg:height="0.82818in" presentation:class="outline" presentation:placeholder="true">
          <draw:text-box/>
          <svg:title/>
          <svg:desc/>
        </draw:frame>
      </draw:page>
      <draw:page draw:name="Slide3" draw:style-name="a679" draw:master-page-name="Master1-Layout2-obj-Title-and-Content" presentation:presentation-page-layout-name="Master1-PPL2" draw:id="Slide-258">
        <draw:frame draw:id="id233" presentation:style-name="a680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34" presentation:style-name="a681" draw:name="Content Placeholder 2" svg:x="1.62326in" svg:y="2.91667in" svg:width="10.9566in" svg:height="3.41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0e4663" svg:stroke-opacity="100%" svg:stroke-linecap="round"/>
    </style:default-style>
    <draw:fill-image draw:name="a455" xlink:href="media/image1.png" xlink:show="embed" xlink:actuate="onLoad"/>
    <draw:fill-image draw:name="a419" xlink:href="media/image1.png" xlink:show="embed" xlink:actuate="onLoad"/>
    <draw:fill-image draw:name="a39" xlink:href="media/image1.png" xlink:show="embed" xlink:actuate="onLoad"/>
    <draw:fill-image draw:name="a333" xlink:href="media/image1.png" xlink:show="embed" xlink:actuate="onLoad"/>
    <draw:fill-image draw:name="a671" xlink:href="media/image1.png" xlink:show="embed" xlink:actuate="onLoad"/>
    <draw:fill-image draw:name="a636" xlink:href="media/image1.png" xlink:show="embed" xlink:actuate="onLoad"/>
    <draw:fill-image draw:name="a104" xlink:href="media/image1.png" xlink:show="embed" xlink:actuate="onLoad"/>
    <draw:fill-image draw:name="a481" xlink:href="media/image1.png" xlink:show="embed" xlink:actuate="onLoad"/>
    <draw:fill-image draw:name="a250" xlink:href="media/image1.png" xlink:show="embed" xlink:actuate="onLoad"/>
    <draw:fill-image draw:name="a65" xlink:href="media/image1.png" xlink:show="embed" xlink:actuate="onLoad"/>
    <draw:fill-image draw:name="a678" xlink:href="media/image1.png" xlink:show="embed" xlink:actuate="onLoad"/>
    <draw:fill-image draw:name="a290" xlink:href="media/image1.png" xlink:show="embed" xlink:actuate="onLoad"/>
    <draw:fill-image draw:name="a517" xlink:href="media/image1.png" xlink:show="embed" xlink:actuate="onLoad"/>
    <draw:fill-image draw:name="a186" xlink:href="media/image1.png" xlink:show="embed" xlink:actuate="onLoad"/>
    <draw:fill-image draw:name="a625" xlink:href="media/image1.png" xlink:show="embed" xlink:actuate="onLoad"/>
    <draw:fill-image draw:name="a130" xlink:href="media/image1.png" xlink:show="embed" xlink:actuate="onLoad"/>
    <draw:fill-image draw:name="a363" xlink:href="media/image1.png" xlink:show="embed" xlink:actuate="onLoad"/>
    <draw:fill-image draw:name="a0" xlink:href="media/image1.png" xlink:show="embed" xlink:actuate="onLoad"/>
    <draw:fill-image draw:name="a547" xlink:href="media/image1.png" xlink:show="embed" xlink:actuate="onLoad"/>
    <draw:fill-image draw:name="a586" xlink:href="media/image1.png" xlink:show="embed" xlink:actuate="onLoad"/>
    <draw:fill-image draw:name="a393" xlink:href="media/image1.png" xlink:show="embed" xlink:actuate="onLoad"/>
    <draw:fill-image draw:name="a27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262626" draw:opacity="100%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solid" draw:fill-color="#0c5a82" draw:opacity="100%" draw:stroke="none"/>
    </style:style>
    <style:style style:family="graphic" style:name="a102">
      <style:graphic-properties draw:fill="solid" draw:fill-color="#1287c3" draw:opacity="100%" draw:stroke="non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solid" draw:fill-color="#404040" draw:opacity="100%" draw:stroke="non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bitmap" draw:fill-image-name="a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draw:fill="solid" draw:fill-color="#30acec" draw:opacity="100%" draw:stroke="none"/>
    </style:style>
    <style:style style:family="graphic" style:name="a328">
      <style:graphic-properties draw:fill="solid" draw:fill-color="#595959" draw:opacity="100%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draw:fill="solid" draw:fill-color="#262626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solid" draw:fill-color="#30acec" draw:opacity="100%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draw:fill="solid" draw:fill-color="#595959" draw:opacity="100%" draw:stroke="none"/>
    </style:style>
    <style:style style:family="paragraph" style:name="a11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draw:fill="solid" draw:fill-color="#262626" draw:opacity="100%" draw:stroke="none"/>
    </style:style>
    <style:style style:family="graphic" style:name="a98">
      <style:graphic-properties draw:fill="solid" draw:fill-color="#30acec" draw:opacity="100%" draw:stroke="none"/>
    </style:style>
    <style:style style:family="graphic" style:name="a544">
      <style:graphic-properties draw:fill="solid" draw:fill-color="#0c5a82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">
      <style:graphic-properties draw:fill="solid" draw:fill-color="#595959" draw:opacity="100%" draw:stroke="none"/>
    </style:style>
    <style:style style:family="graphic" style:name="a545">
      <style:graphic-properties draw:fill="solid" draw:fill-color="#1287c3" draw:opacity="100%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draw:fill="solid" draw:fill-color="#404040" draw:opacity="100%" draw:stroke="non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solid" draw:fill-color="#0c5a82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solid" draw:fill-color="#1287c3" draw:opacity="100%" draw:stroke="none"/>
    </style:style>
    <style:style style:family="graphic" style:name="a332">
      <style:graphic-properties draw:fill="solid" draw:fill-color="#404040" draw:opacity="100%" draw:stroke="none"/>
    </style:style>
    <style:style style:family="drawing-page" style:name="a334">
      <style:drawing-page-properties draw:fill="bitmap" draw:fill-image-name="a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solid" draw:fill-color="#30acec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draw:fill="solid" draw:fill-color="#30acec" draw:opacity="100%" draw:stroke="none"/>
    </style:style>
    <style:style style:family="graphic" style:name="a125">
      <style:graphic-properties draw:fill="solid" draw:fill-color="#595959" draw:opacity="100%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draw:fill="solid" draw:fill-color="#262626" draw:opacity="100%" draw:stroke="none"/>
    </style:style>
    <style:style style:family="paragraph" style:name="a55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solid" draw:fill-color="#0c5a82" draw:opacity="100%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287c3" draw:opacity="100%" draw:stroke="none"/>
    </style:style>
    <style:style style:family="paragraph" style:name="a2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solid" draw:fill-color="#404040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solid" draw:fill-color="#595959" draw:opacity="100%" draw:stroke="non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solid" draw:fill-color="#262626" draw:opacity="100%" draw:stroke="none"/>
    </style:style>
    <style:style style:family="graphic" style:name="a452">
      <style:graphic-properties draw:fill="solid" draw:fill-color="#0c5a82" draw:opacity="100%" draw:stroke="none"/>
    </style:style>
    <style:style style:family="graphic" style:name="a453">
      <style:graphic-properties draw:fill="solid" draw:fill-color="#1287c3" draw:opacity="100%" draw:stroke="none"/>
    </style:style>
    <style:style style:family="graphic" style:name="a454">
      <style:graphic-properties draw:fill="solid" draw:fill-color="#404040" draw:opacity="100%" draw:stroke="none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bitmap" draw:fill-image-name="a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30acec" draw:opacity="100%" draw:stroke="none"/>
    </style:style>
    <style:style style:family="graphic" style:name="a245">
      <style:graphic-properties draw:fill="solid" draw:fill-color="#595959" draw:opacity="100%" draw:stroke="none"/>
    </style:style>
    <style:style style:family="graphic" style:name="a246">
      <style:graphic-properties draw:fill="solid" draw:fill-color="#262626" draw:opacity="100%" draw:stroke="none"/>
    </style:style>
    <style:style style:family="graphic" style:name="a247">
      <style:graphic-properties draw:fill="solid" draw:fill-color="#0c5a82" draw:opacity="100%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solid" draw:fill-color="#1287c3" draw:opacity="100%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solid" draw:fill-color="#404040" draw:opacity="100%" draw:stroke="non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solid" draw:fill-color="#30acec" draw:opacity="100%" draw:stroke="none"/>
    </style:style>
    <style:style style:family="graphic" style:name="a358">
      <style:graphic-properties draw:fill="solid" draw:fill-color="#595959" draw:opacity="100%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solid" draw:fill-color="#262626" draw:opacity="100%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solid" draw:fill-color="#0c5a82" draw:opacity="100%" draw:stroke="non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solid" draw:fill-color="#1287c3" draw:opacity="100%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solid" draw:fill-color="#404040" draw:opacity="100%" draw:stroke="none"/>
    </style:style>
    <style:style style:family="drawing-page" style:name="a364">
      <style:drawing-page-properties draw:fill="bitmap" draw:fill-image-name="a3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graphic" style:name="a580">
      <style:graphic-properties draw:fill="solid" draw:fill-color="#30acec" draw:opacity="100%" draw:stroke="none"/>
    </style:style>
    <style:style style:family="paragraph" style:name="a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draw:fill="solid" draw:fill-color="#595959" draw:opacity="100%" draw:stroke="none"/>
    </style:style>
    <style:style style:family="graphic" style:name="a479">
      <style:graphic-properties draw:fill="solid" draw:fill-color="#1287c3" draw:opacity="100%" draw:stroke="none"/>
    </style:style>
    <style:style style:family="graphic" style:name="a582">
      <style:graphic-properties draw:fill="solid" draw:fill-color="#262626" draw:opacity="100%" draw:stroke="non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 draw:fill="solid" draw:fill-color="#0c5a82" draw:opacity="100%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solid" draw:fill-color="#1287c3" draw:opacity="100%" draw:stroke="none"/>
    </style:style>
    <style:style style:family="paragraph" style:name="a15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solid" draw:fill-color="#404040" draw:opacity="100%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bitmap" draw:fill-image-name="a5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draw:fill="solid" draw:fill-color="#30acec" draw:opacity="100%" draw:stroke="none"/>
    </style:style>
    <style:style style:family="graphic" style:name="a267">
      <style:graphic-properties draw:fill="solid" draw:fill-color="#595959" draw:opacity="100%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solid" draw:fill-color="#262626" draw:opacity="100%" draw:stroke="none"/>
    </style:style>
    <style:style style:family="paragraph" style:name="a3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solid" draw:fill-color="#0c5a82" draw:opacity="100%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solid" draw:fill-color="#404040" draw:opacity="100%" draw:stroke="non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solid" draw:fill-color="#1287c3" draw:opacity="100%" draw:stroke="none"/>
    </style:style>
    <style:style style:family="paragraph" style:name="a5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solid" draw:fill-color="#404040" draw:opacity="100%" draw:stroke="non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solid" draw:fill-color="#30acec" draw:opacity="100%" draw:stroke="none"/>
    </style:style>
    <style:style style:family="graphic" style:name="a388">
      <style:graphic-properties draw:fill="solid" draw:fill-color="#595959" draw:opacity="100%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solid" draw:fill-color="#262626" draw:opacity="100%" draw:stroke="non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draw:fill="solid" draw:fill-color="#30acec" draw:opacity="100%" draw:stroke="none"/>
    </style:style>
    <style:style style:family="graphic" style:name="a285">
      <style:graphic-properties draw:fill="solid" draw:fill-color="#595959" draw:opacity="100%" draw:stroke="none"/>
    </style:style>
    <style:style style:family="graphic" style:name="a286">
      <style:graphic-properties draw:fill="solid" draw:fill-color="#262626" draw:opacity="100%" draw:stroke="none"/>
    </style:style>
    <style:style style:family="graphic" style:name="a287">
      <style:graphic-properties draw:fill="solid" draw:fill-color="#0c5a82" draw:opacity="100%" draw:stroke="none"/>
    </style:style>
    <style:style style:family="graphic" style:name="a390">
      <style:graphic-properties draw:fill="solid" draw:fill-color="#0c5a82" draw:opacity="100%" draw:stroke="none"/>
    </style:style>
    <style:style style:family="graphic" style:name="a288">
      <style:graphic-properties draw:fill="solid" draw:fill-color="#1287c3" draw:opacity="100%" draw:stroke="none"/>
    </style:style>
    <style:style style:family="graphic" style:name="a391">
      <style:graphic-properties draw:fill="solid" draw:fill-color="#1287c3" draw:opacity="100%" draw:stroke="none"/>
    </style:style>
    <style:style style:family="graphic" style:name="a289">
      <style:graphic-properties draw:fill="solid" draw:fill-color="#404040" draw:opacity="100%" draw:stroke="none"/>
    </style:style>
    <style:style style:family="graphic" style:name="a392">
      <style:graphic-properties draw:fill="solid" draw:fill-color="#404040" draw:opacity="100%" draw:stroke="non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30acec" draw:opacity="100%" draw:stroke="none"/>
    </style:style>
    <style:style style:family="graphic" style:name="a181">
      <style:graphic-properties draw:fill="solid" draw:fill-color="#595959" draw:opacity="100%" draw:stroke="none"/>
    </style:style>
    <style:style style:family="graphic" style:name="a182">
      <style:graphic-properties draw:fill="solid" draw:fill-color="#262626" draw:opacity="100%" draw:stroke="none"/>
    </style:style>
    <style:style style:family="graphic" style:name="a183">
      <style:graphic-properties draw:fill="solid" draw:fill-color="#0c5a82" draw:opacity="100%" draw:stroke="none"/>
    </style:style>
    <style:style style:family="graphic" style:name="a184">
      <style:graphic-properties draw:fill="solid" draw:fill-color="#1287c3" draw:opacity="100%" draw:stroke="none"/>
    </style:style>
    <style:style style:family="graphic" style:name="a185">
      <style:graphic-properties draw:fill="solid" draw:fill-color="#404040" draw:opacity="100%" draw:stroke="none"/>
    </style:style>
    <style:style style:family="drawing-page" style:name="a187">
      <style:drawing-page-properties draw:fill="bitmap" draw:fill-image-name="a1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bitmap" draw:fill-image-name="a2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graphic" style:name="a34">
      <style:graphic-properties draw:fill="solid" draw:fill-color="#595959" draw:opacity="100%" draw:stroke="none"/>
    </style:style>
    <style:style style:family="graphic" style:name="a35">
      <style:graphic-properties draw:fill="solid" draw:fill-color="#262626" draw:opacity="100%" draw:stroke="none"/>
    </style:style>
    <style:style style:family="graphic" style:name="a36">
      <style:graphic-properties draw:fill="solid" draw:fill-color="#0c5a82" draw:opacity="100%" draw:stroke="none"/>
    </style:style>
    <style:style style:family="graphic" style:name="a37">
      <style:graphic-properties draw:fill="solid" draw:fill-color="#1287c3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solid" draw:fill-color="#30acec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solid" draw:fill-color="#30acec" draw:opacity="100%" draw:stroke="none"/>
    </style:style>
    <style:style style:family="paragraph" style:name="a40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595959" draw:opacity="100%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262626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0c5a82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1287c3" draw:opacity="10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404040" draw:opacity="10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30acec" draw:opacity="100%" draw:stroke="non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2">
      <style:graphic-properties draw:fill="solid" draw:fill-color="#595959" draw:opacity="100%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solid" draw:fill-color="#262626" draw:opacity="100%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solid" draw:fill-color="#0c5a82" draw:opacity="100%" draw:stroke="non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solid" draw:fill-color="#1287c3" draw:opacity="100%" draw:stroke="none"/>
    </style:style>
    <style:style style:family="graphic" style:name="a516">
      <style:graphic-properties draw:fill="solid" draw:fill-color="#404040" draw:opacity="100%" draw:stroke="non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draw:fill="solid" draw:fill-color="#595959" draw:opacity="100%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solid" draw:fill-color="#262626" draw:opacity="100%" draw:stroke="none"/>
    </style:style>
    <style:style style:family="graphic" style:name="a622">
      <style:graphic-properties draw:fill="solid" draw:fill-color="#0c5a82" draw:opacity="100%" draw:stroke="none"/>
    </style:style>
    <style:style style:family="graphic" style:name="a623">
      <style:graphic-properties draw:fill="solid" draw:fill-color="#1287c3" draw:opacity="100%" draw:stroke="none"/>
    </style:style>
    <style:style style:family="graphic" style:name="a624">
      <style:graphic-properties draw:fill="solid" draw:fill-color="#404040" draw:opacity="100%" draw:stroke="non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solid" draw:fill-color="#30acec" draw:opacity="100%" draw:stroke="none"/>
    </style:style>
    <style:style style:family="graphic" style:name="a414">
      <style:graphic-properties draw:fill="solid" draw:fill-color="#595959" draw:opacity="100%" draw:stroke="non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>
      <style:graphic-properties draw:fill="solid" draw:fill-color="#262626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0c5a82" draw:opacity="100%" draw:stroke="none"/>
    </style:style>
    <style:style style:family="paragraph" style:name="a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solid" draw:fill-color="#1287c3" draw:opacity="100%" draw:stroke="none"/>
    </style:style>
    <style:style style:family="graphic" style:name="a418">
      <style:graphic-properties draw:fill="solid" draw:fill-color="#404040" draw:opacity="100%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9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18" draw:id="id12">
        <svg:title/>
        <svg:desc/>
        <draw:custom-shape svg:x="1.07639in" svg:y="-0.00521in" svg:width="1.16319in" svg:height="3.0434in" draw:id="id18" draw:style-name="a59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0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1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2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3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4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4" draw:name="Title 1" svg:x="3.20254in" svg:y="1.50926in" svg:width="9.37732in" svg:height="2.86111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4" presentation:style-name="a48" draw:name="Subtitle 2" svg:x="4.93808in" svg:y="4.37037in" svg:width="7.64178in" svg:height="1.51852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15" presentation:style-name="a52" draw:name="Date Placeholder 3" svg:x="10.64376in" svg:y="6.43403in" svg:width="1.25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1/2000</text:date></text:span></text:p>
        </draw:text-box>
        <svg:title/>
        <svg:desc/>
      </draw:frame>
      <draw:frame draw:id="id16" presentation:style-name="a55" draw:name="Footer Placeholder 4" svg:x="5.8316in" svg:y="6.43403in" svg:width="4.72883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7" presentation:style-name="a58" draw:name="Slide Number Placeholder 5" svg:x="11.9771in" svg:y="6.43403in" svg:width="0.60276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6">
      <draw:g draw:name="Group 6" draw:id="id24">
        <svg:title/>
        <svg:desc/>
        <draw:custom-shape svg:x="0.5in" svg:y="0in" svg:width="1.22743in" svg:height="5.82813in" draw:id="id30" draw:layer="Master1-bg" draw:style-name="a98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99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0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1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2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3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0" draw:name="Title 1" svg:x="1.62326in" svg:y="0.75in" svg:width="10.9566in" svg:height="1.91667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26" presentation:style-name="a87" draw:name="Content Placeholder 2" svg:x="1.62326in" svg:y="2.91667in" svg:width="10.9566in" svg:height="3.41667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1" draw:name="Date Placeholder 3" svg:x="10.64376in" svg:y="6.43403in" svg:width="1.25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8" presentation:style-name="a94" draw:name="Footer Placeholder 4" svg:x="2.81308in" svg:y="6.43403in" svg:width="7.7473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9" presentation:style-name="a97" draw:name="Slide Number Placeholder 5" svg:x="11.9771in" svg:y="6.41637in" svg:width="0.60276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5">
      <draw:g draw:name="Group 6" draw:id="id36">
        <svg:title/>
        <svg:desc/>
        <draw:custom-shape svg:x="0.5in" svg:y="0in" svg:width="1.22743in" svg:height="5.82813in" draw:id="id42" draw:layer="Master1-bg" draw:style-name="a12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2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2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2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2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2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09" draw:name="Title 1" svg:x="2.81308in" svg:y="2.91667in" svg:width="9.76678in" svg:height="2.30794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38" presentation:style-name="a113" draw:name="Text Placeholder 2" svg:x="2.81308in" svg:y="5.22461in" svg:width="9.76678in" svg:height="0.9409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39" presentation:style-name="a117" draw:name="Date Placeholder 3" svg:x="10.64376in" svg:y="6.43403in" svg:width="1.25in" svg:height="0.39931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40" presentation:style-name="a120" draw:name="Footer Placeholder 4" svg:x="2.81308in" svg:y="6.43403in" svg:width="7.74735in" svg:height="0.39931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41" presentation:style-name="a123" draw:name="Slide Number Placeholder 5" svg:x="11.9771in" svg:y="6.43403in" svg:width="0.60276in" svg:height="0.39931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1">
      <draw:g draw:name="Group 7" draw:id="id48">
        <svg:title/>
        <svg:desc/>
        <draw:custom-shape svg:x="0.5in" svg:y="0in" svg:width="1.22743in" svg:height="5.82813in" draw:id="id55" draw:layer="Master1-bg" draw:style-name="a1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35" draw:name="Title 1" svg:x="1.62326in" svg:y="0.75in" svg:width="10.9566in" svg:height="1.91667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50" presentation:style-name="a152" draw:name="Content Placeholder 2" svg:x="1.62326in" svg:y="2.91667in" svg:width="5.3533in" svg:height="3.41667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69" draw:name="Content Placeholder 3" svg:x="7.22656in" svg:y="2.91667in" svg:width="5.3533in" svg:height="3.41667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3" draw:name="Date Placeholder 4" svg:x="10.64376in" svg:y="6.43403in" svg:width="1.25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1/2000</text:date></text:span></text:p>
        </draw:text-box>
        <svg:title/>
        <svg:desc/>
      </draw:frame>
      <draw:frame draw:id="id53" presentation:style-name="a176" draw:name="Footer Placeholder 5" svg:x="2.81308in" svg:y="6.43403in" svg:width="7.7473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4" presentation:style-name="a179" draw:name="Slide Number Placeholder 6" svg:x="11.9771in" svg:y="6.43403in" svg:width="0.60276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87">
      <draw:g draw:name="Group 9" draw:id="id61">
        <svg:title/>
        <svg:desc/>
        <draw:custom-shape svg:x="0.5in" svg:y="0in" svg:width="1.22743in" svg:height="5.82813in" draw:id="id70" draw:layer="Master1-bg" draw:style-name="a24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4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4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4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4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4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191" draw:name="Title 1" svg:x="1.62326in" svg:y="0.75in" svg:width="10.9566in" svg:height="1.91667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63" presentation:style-name="a195" draw:name="Text Placeholder 2" svg:x="1.93808in" svg:y="2.90741in" svg:width="5.03848in" svg:height="0.6302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64" presentation:style-name="a212" draw:name="Content Placeholder 3" svg:x="1.62326in" svg:y="3.64757in" svg:width="5.3533in" svg:height="2.68576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16" draw:name="Text Placeholder 4" svg:x="7.52459in" svg:y="2.91667in" svg:width="5.05527in" svg:height="0.6302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66" presentation:style-name="a233" draw:name="Content Placeholder 5" svg:x="7.22656in" svg:y="3.64757in" svg:width="5.3533in" svg:height="2.68576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7" draw:name="Date Placeholder 6" svg:x="10.64376in" svg:y="6.43403in" svg:width="1.25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68" presentation:style-name="a240" draw:name="Footer Placeholder 7" svg:x="2.81308in" svg:y="6.43403in" svg:width="7.7473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69" presentation:style-name="a243" draw:name="Slide Number Placeholder 8" svg:x="11.9771in" svg:y="6.43403in" svg:width="0.60276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1">
      <draw:g draw:name="Group 5" draw:id="id76">
        <svg:title/>
        <svg:desc/>
        <draw:custom-shape svg:x="0.5in" svg:y="0in" svg:width="1.22743in" svg:height="5.82813in" draw:id="id81" draw:layer="Master1-bg" draw:style-name="a26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6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6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6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7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7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55" draw:name="Title 1" svg:x="1.62326in" svg:y="0.75in" svg:width="10.9566in" svg:height="1.91667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78" presentation:style-name="a259" draw:name="Date Placeholder 2" svg:x="10.64376in" svg:y="6.43403in" svg:width="1.25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/1/2000</text:date></text:span></text:p>
        </draw:text-box>
        <svg:title/>
        <svg:desc/>
      </draw:frame>
      <draw:frame draw:id="id79" presentation:style-name="a262" draw:name="Footer Placeholder 3" svg:x="2.81308in" svg:y="6.43403in" svg:width="7.7473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80" presentation:style-name="a265" draw:name="Slide Number Placeholder 4" svg:x="11.9771in" svg:y="6.43403in" svg:width="0.60276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73">
      <draw:g draw:name="Group 4" draw:id="id87">
        <svg:title/>
        <svg:desc/>
        <draw:custom-shape svg:x="0.5in" svg:y="0in" svg:width="1.22743in" svg:height="5.82813in" draw:id="id91" draw:layer="Master1-bg" draw:style-name="a28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28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28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28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28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28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77" draw:name="Date Placeholder 1" svg:x="10.64376in" svg:y="6.43403in" svg:width="1.25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1/2000</text:date></text:span></text:p>
        </draw:text-box>
        <svg:title/>
        <svg:desc/>
      </draw:frame>
      <draw:frame draw:id="id89" presentation:style-name="a280" draw:name="Footer Placeholder 2" svg:x="2.81308in" svg:y="6.43403in" svg:width="7.7473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90" presentation:style-name="a283" draw:name="Slide Number Placeholder 3" svg:x="11.9771in" svg:y="6.43403in" svg:width="0.60276in" svg:height="0.39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1">
      <draw:g draw:name="Group 7" draw:id="id97">
        <svg:title/>
        <svg:desc/>
        <draw:custom-shape svg:x="0.5in" svg:y="0in" svg:width="1.22743in" svg:height="5.82813in" draw:id="id104" draw:layer="Master1-bg" draw:style-name="a32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2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2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3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3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3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295" draw:name="Title 1" svg:x="1.62326in" svg:y="1.75in" svg:width="3.88137in" svg:height="1.5in" presentation:class="title" presentation:placeholder="false">
        <draw:text-box>
          <text:p text:style-name="a294" text:class-names="" text:cond-style-name=""><text:span text:style-name="a292" text:class-names="">Click to edit Master title style</text:span><text:span text:style-name="a293" text:class-names=""/></text:p>
        </draw:text-box>
        <svg:title/>
        <svg:desc/>
      </draw:frame>
      <draw:frame draw:id="id99" presentation:style-name="a312" draw:name="Content Placeholder 2" svg:x="5.75463in" svg:y="0.75in" svg:width="6.82523in" svg:height="5.58333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16" draw:name="Text Placeholder 3" svg:x="1.62326in" svg:y="3.25in" svg:width="3.88137in" svg:height="2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101" presentation:style-name="a320" draw:name="Date Placeholder 4" svg:x="10.64376in" svg:y="6.43403in" svg:width="1.2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102" presentation:style-name="a323" draw:name="Footer Placeholder 5" svg:x="2.81308in" svg:y="6.43403in" svg:width="7.7473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103" presentation:style-name="a326" draw:name="Slide Number Placeholder 6" svg:x="11.9771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34">
      <draw:g draw:name="Group 2" draw:id="id110">
        <svg:title/>
        <svg:desc/>
        <draw:custom-shape svg:x="0.5in" svg:y="0in" svg:width="1.22743in" svg:height="5.82813in" draw:id="id117" draw:layer="Master1-bg" draw:style-name="a35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5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5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6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6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6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38" draw:name="Title 1" svg:x="1.62153in" svg:y="1.91667in" svg:width="5.93412in" svg:height="1.5in" presentation:class="title" presentation:placeholder="false">
        <draw:text-box>
          <text:p text:style-name="a337" text:class-names="" text:cond-style-name=""><text:span text:style-name="a335" text:class-names="">Click to edit Master title style</text:span><text:span text:style-name="a336" text:class-names=""/></text:p>
        </draw:text-box>
        <svg:title/>
        <svg:desc/>
      </draw:frame>
      <draw:frame draw:id="id112" presentation:style-name="a342" draw:name="Picture Placeholder 2" svg:x="8.30565in" svg:y="1in" svg:width="3.58812in" svg:height="5in" presentation:class="graphic" presentation:placeholder="false">
        <draw:text-box>
          <text:p text:style-name="a341" text:class-names="" text:cond-style-name=""><text:span text:style-name="a339" text:class-names="">Click icon to add picture</text:span><text:span text:style-name="a340" text:class-names=""/></text:p>
        </draw:text-box>
        <svg:title/>
        <svg:desc/>
      </draw:frame>
      <draw:frame draw:id="id113" presentation:style-name="a346" draw:name="Text Placeholder 3" svg:x="1.62153in" svg:y="3.41667in" svg:width="5.93412in" svg:height="2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114" presentation:style-name="a350" draw:name="Date Placeholder 4" svg:x="10.64376in" svg:y="6.43403in" svg:width="1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1/2000</text:date></text:span></text:p>
        </draw:text-box>
        <svg:title/>
        <svg:desc/>
      </draw:frame>
      <draw:frame draw:id="id115" presentation:style-name="a353" draw:name="Footer Placeholder 5" svg:x="2.81308in" svg:y="6.43403in" svg:width="7.7473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6" presentation:style-name="a356" draw:name="Slide Number Placeholder 6" svg:x="11.9771in" svg:y="6.43403in" svg:width="0.60276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64">
      <draw:g draw:name="Group 7" draw:id="id123">
        <svg:title/>
        <svg:desc/>
        <draw:custom-shape svg:x="0.5in" svg:y="0in" svg:width="1.22743in" svg:height="5.82813in" draw:id="id130" draw:layer="Master1-bg" draw:style-name="a38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38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38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39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39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39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68" draw:name="Title 1" svg:x="1.62326in" svg:y="5.17592in" svg:width="10.9566in" svg:height="0.61979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125" presentation:style-name="a372" draw:name="Picture Placeholder 2" svg:x="2.60937in" svg:y="1.01937in" svg:width="8.996in" svg:height="3.46126in" presentation:class="graphic" presentation:placeholder="false">
        <draw:text-box>
          <text:p text:style-name="a371" text:class-names="" text:cond-style-name=""><text:span text:style-name="a369" text:class-names="">Click icon to add picture</text:span><text:span text:style-name="a370" text:class-names=""/></text:p>
        </draw:text-box>
        <svg:title/>
        <svg:desc/>
      </draw:frame>
      <draw:frame draw:id="id126" presentation:style-name="a376" draw:name="Text Placeholder 3" svg:x="1.62326in" svg:y="5.79572in" svg:width="10.9566in" svg:height="0.53993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127" presentation:style-name="a380" draw:name="Date Placeholder 4" svg:x="10.64376in" svg:y="6.43403in" svg:width="1.25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/1/2000</text:date></text:span></text:p>
        </draw:text-box>
        <svg:title/>
        <svg:desc/>
      </draw:frame>
      <draw:frame draw:id="id128" presentation:style-name="a383" draw:name="Footer Placeholder 5" svg:x="2.81308in" svg:y="6.43403in" svg:width="7.74735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129" presentation:style-name="a386" draw:name="Slide Number Placeholder 6" svg:x="11.9771in" svg:y="6.43403in" svg:width="0.60276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94">
      <draw:g draw:name="Group 6" draw:id="id136">
        <svg:title/>
        <svg:desc/>
        <draw:custom-shape svg:x="0.5in" svg:y="0in" svg:width="1.22743in" svg:height="5.82813in" draw:id="id142" draw:layer="Master1-bg" draw:style-name="a41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1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1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1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1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1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398" draw:name="Title 1" svg:x="1.62326in" svg:y="0.75in" svg:width="10.9566in" svg:height="3.33333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138" presentation:style-name="a402" draw:name="Text Placeholder 2" svg:x="1.62326in" svg:y="4.75in" svg:width="10.9566in" svg:height="1.58333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139" presentation:style-name="a406" draw:name="Date Placeholder 3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/2000</text:date></text:span></text:p>
        </draw:text-box>
        <svg:title/>
        <svg:desc/>
      </draw:frame>
      <draw:frame draw:id="id140" presentation:style-name="a409" draw:name="Footer Placeholder 4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41" presentation:style-name="a412" draw:name="Slide Number Placeholder 5" svg:x="11.9771in" svg:y="6.43403in" svg:width="0.60276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20">
      <draw:g draw:name="Group 6" draw:id="id148">
        <svg:title/>
        <svg:desc/>
        <draw:custom-shape svg:x="0.5in" svg:y="0in" svg:width="1.22743in" svg:height="5.82813in" draw:id="id157" draw:layer="Master1-bg" draw:style-name="a44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5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5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5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5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5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23" draw:name="TextBox 13" svg:x="1.74826in" svg:y="0.94381in" svg:width="0.66667in" svg:height="0.63952in">
        <draw:text-box>
          <text:p text:style-name="a422" text:class-names="" text:cond-style-name=""><text:span text:style-name="a421" text:class-names="">“</text:span></text:p>
        </draw:text-box>
        <svg:title/>
        <svg:desc/>
      </draw:frame>
      <draw:frame draw:id="id150" draw:style-name="a426" draw:name="TextBox 14" svg:x="11.91319in" svg:y="3.08333in" svg:width="0.66667in" svg:height="0.63952in">
        <draw:text-box>
          <text:p text:style-name="a425" text:class-names="" text:cond-style-name=""><text:span text:style-name="a424" text:class-names="">”</text:span></text:p>
        </draw:text-box>
        <svg:title/>
        <svg:desc/>
      </draw:frame>
      <draw:frame draw:id="id151" presentation:style-name="a430" draw:name="Title 1" svg:x="2.41493in" svg:y="0.75in" svg:width="9.8316in" svg:height="3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152" presentation:style-name="a434" draw:name="Text Placeholder 9" svg:x="2.66493in" svg:y="3.75in" svg:width="9.3316in" svg:height="0.4166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</draw:text-box>
        <svg:title/>
        <svg:desc/>
      </draw:frame>
      <draw:frame draw:id="id153" presentation:style-name="a438" draw:name="Text Placeholder 2" svg:x="1.62326in" svg:y="4.75in" svg:width="10.9566in" svg:height="1.58333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154" presentation:style-name="a442" draw:name="Date Placeholder 3" svg:x="10.64376in" svg:y="6.43403in" svg:width="1.25in" svg:height="0.39931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1/1/2000</text:date></text:span></text:p>
        </draw:text-box>
        <svg:title/>
        <svg:desc/>
      </draw:frame>
      <draw:frame draw:id="id155" presentation:style-name="a445" draw:name="Footer Placeholder 4" svg:x="2.81308in" svg:y="6.43403in" svg:width="7.74735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56" presentation:style-name="a448" draw:name="Slide Number Placeholder 5" svg:x="11.9771in" svg:y="6.43403in" svg:width="0.60276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-Card" style:page-layout-name="pageLayout1" draw:style-name="a456">
      <draw:g draw:name="Group 6" draw:id="id163">
        <svg:title/>
        <svg:desc/>
        <draw:custom-shape svg:x="0.5in" svg:y="0in" svg:width="1.22743in" svg:height="5.82813in" draw:id="id169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60" draw:name="Title 1" svg:x="1.62326in" svg:y="3.61831in" svg:width="10.95659in" svg:height="1.6063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165" presentation:style-name="a464" draw:name="Text Placeholder 2" svg:x="1.62326in" svg:y="5.22461in" svg:width="10.95659in" svg:height="0.94094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</draw:text-box>
        <svg:title/>
        <svg:desc/>
      </draw:frame>
      <draw:frame draw:id="id166" presentation:style-name="a468" draw:name="Date Placeholder 3" svg:x="10.64376in" svg:y="6.43403in" svg:width="1.25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/1/2000</text:date></text:span></text:p>
        </draw:text-box>
        <svg:title/>
        <svg:desc/>
      </draw:frame>
      <draw:frame draw:id="id167" presentation:style-name="a471" draw:name="Footer Placeholder 4" svg:x="2.81308in" svg:y="6.43403in" svg:width="7.7473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68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482">
      <draw:g draw:name="Group 6" draw:id="id175">
        <svg:title/>
        <svg:desc/>
        <draw:custom-shape svg:x="0.5in" svg:y="0in" svg:width="1.22743in" svg:height="5.82813in" draw:id="id184" draw:layer="Master1-bg" draw:style-name="a51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1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1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1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1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1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485" draw:name="TextBox 13" svg:x="1.74826in" svg:y="0.94381in" svg:width="0.66667in" svg:height="0.63952in">
        <draw:text-box>
          <text:p text:style-name="a484" text:class-names="" text:cond-style-name=""><text:span text:style-name="a483" text:class-names="">“</text:span></text:p>
        </draw:text-box>
        <svg:title/>
        <svg:desc/>
      </draw:frame>
      <draw:frame draw:id="id177" draw:style-name="a488" draw:name="TextBox 14" svg:x="11.91319in" svg:y="3.08333in" svg:width="0.66667in" svg:height="0.63952in">
        <draw:text-box>
          <text:p text:style-name="a487" text:class-names="" text:cond-style-name=""><text:span text:style-name="a486" text:class-names="">”</text:span></text:p>
        </draw:text-box>
        <svg:title/>
        <svg:desc/>
      </draw:frame>
      <draw:frame draw:id="id178" presentation:style-name="a492" draw:name="Title 1" svg:x="2.41493in" svg:y="0.75in" svg:width="9.8316in" svg:height="3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179" presentation:style-name="a496" draw:name="Text Placeholder 9" svg:x="1.62326in" svg:y="4.25in" svg:width="10.95659in" svg:height="0.97222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</draw:text-box>
        <svg:title/>
        <svg:desc/>
      </draw:frame>
      <draw:frame draw:id="id180" presentation:style-name="a500" draw:name="Text Placeholder 2" svg:x="1.62326in" svg:y="5.22222in" svg:width="10.95659in" svg:height="1.1111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181" presentation:style-name="a504" draw:name="Date Placeholder 3" svg:x="10.64376in" svg:y="6.43403in" svg:width="1.25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1/1/2000</text:date></text:span></text:p>
        </draw:text-box>
        <svg:title/>
        <svg:desc/>
      </draw:frame>
      <draw:frame draw:id="id182" presentation:style-name="a507" draw:name="Footer Placeholder 4" svg:x="2.81308in" svg:y="6.43403in" svg:width="7.7473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83" presentation:style-name="a510" draw:name="Slide Number Placeholder 5" svg:x="11.9771in" svg:y="6.43403in" svg:width="0.60276in" svg:height="0.39931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True-or-False" style:page-layout-name="pageLayout1" draw:style-name="a518">
      <draw:g draw:name="Group 6" draw:id="id190">
        <svg:title/>
        <svg:desc/>
        <draw:custom-shape svg:x="0.5in" svg:y="0in" svg:width="1.22743in" svg:height="5.82813in" draw:id="id197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22" draw:name="Title 1" svg:x="1.62326in" svg:y="0.75in" svg:width="10.9566in" svg:height="2.98264in" presentation:class="title" presentation:placeholder="false">
        <draw:text-box>
          <text:p text:style-name="a521" text:class-names="" text:cond-style-name=""><text:span text:style-name="a519" text:class-names="">Click to edit Master title style</text:span><text:span text:style-name="a520" text:class-names=""/></text:p>
        </draw:text-box>
        <svg:title/>
        <svg:desc/>
      </draw:frame>
      <draw:frame draw:id="id192" presentation:style-name="a526" draw:name="Text Placeholder 9" svg:x="1.62326in" svg:y="3.83333in" svg:width="10.9566in" svg:height="0.91667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</draw:text-box>
        <svg:title/>
        <svg:desc/>
      </draw:frame>
      <draw:frame draw:id="id193" presentation:style-name="a530" draw:name="Text Placeholder 2" svg:x="1.62326in" svg:y="4.75in" svg:width="10.9566in" svg:height="1.58333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</draw:text-box>
        <svg:title/>
        <svg:desc/>
      </draw:frame>
      <draw:frame draw:id="id194" presentation:style-name="a534" draw:name="Date Placeholder 3" svg:x="10.64376in" svg:y="6.43403in" svg:width="1.25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1/1/2000</text:date></text:span></text:p>
        </draw:text-box>
        <svg:title/>
        <svg:desc/>
      </draw:frame>
      <draw:frame draw:id="id195" presentation:style-name="a537" draw:name="Footer Placeholder 4" svg:x="2.81308in" svg:y="6.43403in" svg:width="7.7473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96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48">
      <draw:g draw:name="Group 6" draw:id="id203">
        <svg:title/>
        <svg:desc/>
        <draw:custom-shape svg:x="0.5in" svg:y="0in" svg:width="1.22743in" svg:height="5.82813in" draw:id="id209" draw:layer="Master1-bg" draw:style-name="a5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5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5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5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5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5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52" draw:name="Title 1" svg:x="1.62326in" svg:y="0.75in" svg:width="10.9566in" svg:height="1.91667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205" presentation:style-name="a569" draw:name="Vertical Text Placeholder 2" svg:x="1.62326in" svg:y="2.91667in" svg:width="10.9566in" svg:height="3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573" draw:name="Date Placeholder 3" svg:x="10.64376in" svg:y="6.43403in" svg:width="1.25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/1/2000</text:date></text:span></text:p>
        </draw:text-box>
        <svg:title/>
        <svg:desc/>
      </draw:frame>
      <draw:frame draw:id="id207" presentation:style-name="a576" draw:name="Footer Placeholder 4" svg:x="2.81308in" svg:y="6.43403in" svg:width="7.74735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208" presentation:style-name="a579" draw:name="Slide Number Placeholder 5" svg:x="11.9771in" svg:y="6.43403in" svg:width="0.60276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87">
      <draw:g draw:name="Group 6" draw:id="id215">
        <svg:title/>
        <svg:desc/>
        <draw:custom-shape svg:x="0.5in" svg:y="0in" svg:width="1.22743in" svg:height="5.82813in" draw:id="id221" draw:layer="Master1-bg" draw:style-name="a61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2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2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2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2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2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591" draw:name="Vertical Title 1" svg:x="10.64376in" svg:y="0.75in" svg:width="1.9361in" svg:height="5.58333in" presentation:class="title" presentation:placeholder="false">
        <draw:text-box>
          <text:p text:style-name="a590" text:class-names="" text:cond-style-name=""><text:span text:style-name="a588" text:class-names="">Click to edit Master title style</text:span><text:span text:style-name="a589" text:class-names=""/></text:p>
        </draw:text-box>
        <svg:title/>
        <svg:desc/>
      </draw:frame>
      <draw:frame draw:id="id217" presentation:style-name="a608" draw:name="Vertical Text Placeholder 2" svg:x="1.62326in" svg:y="0.75in" svg:width="8.7705in" svg:height="5.58333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Second level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hird level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Fifth level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12" draw:name="Date Placeholder 3" svg:x="10.64376in" svg:y="6.43403in" svg:width="1.25in" svg:height="0.39931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/1/2000</text:date></text:span></text:p>
        </draw:text-box>
        <svg:title/>
        <svg:desc/>
      </draw:frame>
      <draw:frame draw:id="id219" presentation:style-name="a615" draw:name="Footer Placeholder 4" svg:x="2.81308in" svg:y="6.43403in" svg:width="7.74735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220" presentation:style-name="a618" draw:name="Slide Number Placeholder 5" svg:x="11.9771in" svg:y="6.43403in" svg:width="0.60276in" svg:height="0.39931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Rohini Gollapalli</meta:initial-creator>
    <dc:creator>Rohini Gollapalli</dc:creator>
    <meta:creation-date>2024-08-10T13:08:43Z</meta:creation-date>
    <dc:date>2024-08-10T13:16:51Z</dc:date>
    <meta:template xlink:href="TM03457496%5b%5bfn=Parallax%5d%5d" xlink:type="simple"/>
    <meta:editing-cycles>1</meta:editing-cycles>
    <meta:editing-duration>PT487S</meta:editing-duration>
    <meta:document-statistic meta:paragraph-count="10" meta:word-count="23"/>
  </office:meta>
</office:document-meta>
</file>